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48cm" style:rel-column-width="8283*"/>
    </style:style>
    <style:style style:name="Table1.B" style:family="table-column">
      <style:table-column-properties style:column-width="3.769cm" style:rel-column-width="14533*"/>
    </style:style>
    <style:style style:name="Table1.C" style:family="table-column">
      <style:table-column-properties style:column-width="11.081cm" style:rel-column-width="42719*"/>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11.269cm" style:rel-column-width="6389*"/>
    </style:style>
    <style:style style:name="Tabelle1.B" style:family="table-column">
      <style:table-column-properties style:column-width="5.727cm" style:rel-column-width="324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tstream Vera Sans1" fo:font-size="24pt" style:font-size-asian="24pt" style:font-size-complex="24pt"/>
    </style:style>
    <style:style style:name="P2" style:family="paragraph" style:parent-style-name="Standard">
      <style:paragraph-properties fo:text-align="center" style:justify-single-word="false"/>
      <style:text-properties style:font-name="Bitstream Vera Sans1" fo:font-size="12pt" style:font-size-asian="12pt" style:font-size-complex="12pt"/>
    </style:style>
    <style:style style:name="P3" style:family="paragraph" style:parent-style-name="Standard">
      <style:paragraph-properties fo:text-align="center" style:justify-single-word="false"/>
      <style:text-properties style:font-name="Bitstream Vera Sans1" fo:font-size="18pt" style:font-size-asian="18pt" style:font-size-complex="18pt"/>
    </style:style>
    <style:style style:name="P4" style:family="paragraph" style:parent-style-name="Standard">
      <style:paragraph-properties fo:text-align="center" style:justify-single-word="false"/>
      <style:text-properties style:font-name="Bitstream Vera Sans1"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style:font-name="Bitstream Vera Sans2"/>
    </style:style>
    <style:style style:name="P10" style:family="paragraph" style:parent-style-name="Text_20_body">
      <style:text-properties style:font-name="Bitstream Vera Sans1"/>
    </style:style>
    <style:style style:name="P11" style:family="paragraph" style:parent-style-name="Table_20_Contents">
      <style:text-properties style:font-name="Bitstream Vera Sans1"/>
    </style:style>
    <style:style style:name="P12" style:family="paragraph" style:parent-style-name="Text_20_body">
      <style:paragraph-properties fo:text-align="start" style:justify-single-word="false"/>
    </style:style>
    <style:style style:name="P13" style:family="paragraph" style:parent-style-name="Text_20_body" style:list-style-name="L2"/>
    <style:style style:name="P14" style:family="paragraph" style:parent-style-name="Text_20_body" style:list-style-name="L3"/>
    <style:style style:name="P15" style:family="paragraph" style:parent-style-name="Table_20_Heading">
      <style:text-properties fo:font-size="13pt" style:font-size-asian="13pt" style:font-size-complex="13pt"/>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T1" style:family="text" style:parent-style-name="Strong_20_Emphasis">
      <style:text-properties style:font-name="Bitstream Vera Sans1" fo:font-weight="normal" style:font-weight-asian="normal" style:font-weight-complex="normal"/>
    </style:style>
    <style:style style:name="T2" style:family="text">
      <style:text-properties style:font-name="Bitstream Vera Sans1"/>
    </style:style>
    <style:style style:name="T3" style:family="text" style:parent-style-name="Source_20_Text">
      <style:text-properties style:font-name="Bitstream Vera Sans1"/>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1" text:display-levels="6">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Grob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
            <text:index-entry-chapter/>
            <text:index-entry-span> </text:index-entry-span>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
            <text:index-entry-chapter/>
            <text:index-entry-span> </text:index-entry-span>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
            <text:index-entry-chapter/>
            <text:index-entry-span> </text:index-entry-span>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span> </text:index-entry-span>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span> </text:index-entry-span>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span> </text:index-entry-span>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span> </text:index-entry-span>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span> </text:index-entry-span>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span> </text:index-entry-span>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3</text:p>
          <text:p text:style-name="P7">1.1 Definition<text:tab/>3</text:p>
          <text:p text:style-name="P7">1.2 IST-Zustand<text:tab/>3</text:p>
          <text:p text:style-name="P7">1.3 Ziele<text:tab/>3</text:p>
          <text:p text:style-name="P6">2 UML/Klassendiagramm<text:tab/>3</text:p>
          <text:p text:style-name="P6">3 Prozessübersicht und -beschreibung<text:tab/>3</text:p>
          <text:p text:style-name="P6">4 Dialogabläufe<text:tab/>3</text:p>
          <text:p text:style-name="P6">5 Modulbeschreibung<text:tab/>3</text:p>
          <text:p text:style-name="P7">5.1 GUI<text:tab/>3</text:p>
          <text:p text:style-name="P7">5.2 BPL (Brainfuck Parsing Library)<text:tab/>4</text:p>
          <text:p text:style-name="P7">5.3 BIDL (Brainfuck Interpreting and Debugging Library)<text:tab/>4</text:p>
          <text:p text:style-name="P7">5.4 Compiler<text:tab/>4</text:p>
          <text:p text:style-name="P7">5.5 Interpreter<text:tab/>4</text:p>
          <text:p text:style-name="P6">6 Menüstruktur<text:tab/>4</text:p>
          <text:p text:style-name="P6">7 Grobes Maskenlayout<text:tab/>4</text:p>
          <text:p text:style-name="P6">8 Schnittstellen<text:tab/>4</text:p>
          <text:p text:style-name="P6">9 Mengengerüste<text:tab/>4</text:p>
          <text:p text:style-name="P6">10 Zeitgerüste<text:tab/>4</text:p>
          <text:p text:style-name="P6">11 Programmierrichtlinien<text:tab/>4</text:p>
        </text:index-body>
      </text:table-of-content>
      <text:p text:style-name="Text_20_body"/>
      <text:h text:style-name="P8" text:outline-level="1">Projektübersicht</text:h>
      <text:h text:style-name="Heading_20_2" text:outline-level="2">Definition</text:h>
      <text:p text:style-name="P9">Das Brainfuck Studio ist eine integrierte Entwicklungsumgebung für die Programmiersprache Brainfuck. Es ermöglicht dem Benutzer die einfache und komfortable Programmierung von Brainfuck-Applikationen.</text:p>
      <text:h text:style-name="Heading_20_2" text:outline-level="2">IST-Zustand</text:h>
      <text:p text:style-name="P10"><text:span text:style-name="T1">Zur Zeit existieren keine Integrierten Entwicklungsumgebungen für die Programmiersprache Brainfuck, die den gegebenen Anforderungen gerecht werden, da bei den meisten Implementation eine minimale Größe des Compilers das Hauptziel war, dafür mangelt es jedoch an der Funktionalität, die Brainfuck Studio anstrebt.</text:span></text:p>
      <text:p text:style-name="Text_20_body"><text:span text:style-name="T1">Momentan stehen also nur einfache Compiler zur Verfügung, die teilweise nicht der ursprünglichen Sprachdefinition entsprechen und unerwartete Ergebnisse liefern</text:span><text:span text:style-name="T2">. Voll integrierte und portable Entwicklungsumgebungen gibt es gar nicht.</text:span></text:p>
      <text:h text:style-name="Heading_20_2" text:outline-level="2">Ziele</text:h>
      <text:p text:style-name="Text_20_body">Zu den Zielen gehören vor allem Komfortabilität und Benutzerfreundlichkeit, wobei vor allem auf allgemein bekannte Standards (zB EN ISO 9241-10) Wert gelegt wird. Der Benutzer soll möglichst schnell sein Ziel, ein fertigen Programm, erreichen. Brainfuck Studio soll ihn dabei möglichst effizient unterstützen.</text:p>
      <text:p text:style-name="Text_20_body">Zusätzlich wird eine hohe Portabilität angestrebt. Brainfuck Studio soll zumindest unter den Betriebssystemen Windows und Unix lauffähig sein.</text:p>
      <text:p text:style-name="Text_20_body">Ein weiteres Ziel mit einer sehr <text:s/>hohen Priorität ist die Erstellung von qualitativ hochwertigem Programmcode, der verständlich, robust und flexibel ist.</text:p>
      <text:h text:style-name="Heading_20_2" text:outline-level="2">Nutzen</text:h>
      <text:p text:style-name="Text_20_body">Brainfuck Studio soll allen, egal ob Programmierer oder Endnutzer eine Herausforderung bieten. Brainfuck-Applikationen sollen so komfortabel wie nur möglich erstellt werden können, da sich der Nutzer lediglich auf das Wesentlich konzentrieren soll, nämlich auf seinen Code.</text:p>
      <text:p text:style-name="Text_20_body">Für die Projektmitglieder ist dieses Projekt eine starke Horizonterweiterung im Bereich professioneller Projektentwicklung, Programmierung von Graphischen Benutzeroberflächen und Compilerbau.</text:p>
      <text:h text:style-name="Heading_20_1" text:outline-level="1">Sprachdefinition</text:h>
      <text:h text:style-name="Heading_20_2" text:outline-level="2">Sprachdesign</text:h>
      <text:p text:style-name="Text_20_body">Ein Brainfuck-Programm besteht aus einem impliziten Pointer, der auf ein Array mit undefinierter Größe (siehe Punkt 2.3 – Portabilität) zeigt, dessen Zellen mit 0 initialisiert sind. Der Pointer zeigt am Beginn auf die erste Zelle des Arrays.</text:p>
      <text:p text:style-name="Text_20_body">Die Programmiersprache Brainfuck besteht aus 8 Kommandos die je als ein einziges Zeichen definiert sind.</text:p>
      <text:h text:style-name="Heading_20_2"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Standard">Inkrementiert den Zeiger</text:p>
          </table:table-cell>
        </table:table-row>
        <table:table-row>
          <table:table-cell table:style-name="Table1.A2" office:value-type="string">
            <text:p text:style-name="P11">&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1">+</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1">-</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1">.</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1">,</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1">[</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1">]</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Heading_20_2" text:outline-level="2">Portabilität</text:h>
      <text:h text:style-name="Heading_20_3" text:outline-level="3">Größe der Zellen</text:h>
      <text:p text:style-name="Text_20_body">Die Zellen des Arrays sind im Brainfuck Studio, wie schon in der klassischen Brainfuck-Distribution von Urban Müller, je 1 Byte (= 8 Bit) groß. Das heißt, die Zellenwerte bewegen sich immer in einem Bereich von [-128, +127]. Übersteigt der Zellenwert das Maximum von +127, so wird sie auf ihr Minimun gesetzt und umgekehrt. </text:p>
      <text:h text:style-name="Heading_20_3" text:outline-level="3">Größe des Arrays</text:h>
      <text:p text:style-name="Text_20_body">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Vergrößerung des Arrays angestrebt, dies ist allerdings nicht notwendig.</text:p>
      <text:h text:style-name="Heading_20_3" text:outline-level="3">End-of-line Code</text:h>
      <text:p text:style-name="Text_20_body">Verschiedene Betriebssystemen verwenden leicht unterschiedlich ausgeprägte Versionen von ACSII. Der wichtigste Unterschied ist der Code der beim Ende der Zeile (End-of-line) verwendet wird. Unter MS-DOS und Microsoft Windows ist dies üblicherweise CRLF (Carriage Return gefolgt von Line Feed), während unter Unix und verschiedenen Derivaten, Linux und Mac OS X inkludiert, lediglich LF verwendet wird. Ältere Versionen von Mac benützen überhaupt nur CR. Es ist inakzeptabel anzunehmen, dass Brainfuck-Programme für jede Plattform entsprechend angepasst werden. Die Lösung ist die Verwendung von nur einem LF, sowohl bei der Eingabe als auch bei der Ausgabe, so wie dies zum Beispiel auch in C gemacht wird. Aufgabe des Compilers ist die Sicherstellung, dass Brainfuck-Programme auch auf anderen Plattformen problemlos laufen.</text:p>
      <text:h text:style-name="Heading_20_3" text:outline-level="3">Verhalten beim Auftreten von EOF</text:h>
      <text:p text:style-name="Text_20_body">Das Verhalten beim Auftreten von EOF (End-of-file) ist undefiniert. Brainfuck Studio verändert in diesem Fall den Zellenwert nicht.</text:p>
      <text:h text:style-name="Heading_20_1" text:outline-level="1">UML/Klassendiagramm</text:h>
      <text:p text:style-name="Text_20_body"/>
      <text:h text:style-name="Heading_20_1" text:outline-level="1">Prozessübersicht und -beschreibung</text:h>
      <text:p text:style-name="Text_20_body"/>
      <text:h text:style-name="Heading_20_1" text:outline-level="1">Dialogabläufe</text:h>
      <text:p text:style-name="Text_20_body"/>
      <text:h text:style-name="Heading_20_1" text:outline-level="1">Modulbeschreibung</text:h>
      <text:h text:style-name="Heading_20_2" text:outline-level="2">Graphical User Interface</text:h>
      <text:p text:style-name="P12">Das Graphical User Interface ist ein Texteditor, der die prinzipielle Grundfunktionalität eines Texteditors bereitstellt, aber auch erweiterte Funktionen, die speziell auf das Erstellen von <text:span text:style-name="T4">brainfuck</text:span>-Programmcode angepasst sind. Dazu zählt zum Beispiel Syntax-Highlighting.</text:p>
      <text:p text:style-name="P12">Zu den Grundfunktionen eines Texteditors und auch der Benutzeroberfläche des Brainfuck Studios gehören zum Beispiel „<text:span text:style-name="T4">Copy &amp; Paste“</text:span><text:span text:style-name="T5">, „</text:span><text:span text:style-name="T4">Undo &amp; Redo“</text:span><text:span text:style-name="T5"> und diverse andere, allgemein bekannte Funktionen. Ein besonderer Wert wird auf die Ergonomie und Komfortabiltät, zum Beispiel durch die Bereitstellung von Tastenkürzeln, so genannten „</text:span><text:span text:style-name="T4">Shortcuts</text:span><text:span text:style-name="T5">“, gelegt.</text:span></text:p>
      <text:p text:style-name="Text_20_body">Desweiteren werden die Entwicklungswerkzeuge, welche ebenfalls im Rahmen des Projektes entwickelt werden, möglichst transparent integriert. Das heißt, dass diese direkt aus der Oberfläche aufrufbar sind und die Ergebnisse ebenfalls wieder in der Oberfläche angezeigt werden. Speziell behandelt wird der Debugger, für dessen Ergebnisse eine komplett eigene und von den anderen Entwicklungswerkzeugen unabhängige Visualisierung vorhanden sein wird.</text:p>
      <text:p text:style-name="Text_20_body">Konkret realisiert wird die GUI durch die </text:p>
      <text:h text:style-name="Heading_20_2" text:outline-level="2">BFLib (Brainfuck Library)</text:h>
      <text:h text:style-name="Heading_20_3" text:outline-level="3">Parser</text:h>
      <text:list text:style-name="L2">
        <text:list-item>
          <text:p text:style-name="P13">Analyse des Codes</text:p>
        </text:list-item>
        <text:list-item>
          <text:p text:style-name="P13">Fehlererkennung</text:p>
        </text:list-item>
        <text:list-item>
          <text:p text:style-name="P13">Optimierung des Programmcodes</text:p>
        </text:list-item>
        <text:list-item>
          <text:p text:style-name="P13">Generierung einer Zwischensprache zur internen Weiterverarbeitung und Bereitstellung von Routinen zur schrittweisen Interpretation dieser.</text:p>
        </text:list-item>
      </text:list>
      <text:list text:style-name="L3">
        <text:list-item>
          <text:p text:style-name="P14">Weitere Verarbeitung der vorher generierten Zwischensprache</text:p>
        </text:list-item>
      </text:list>
      <text:h text:style-name="Heading_20_2" text:outline-level="2">Compiler</text:h>
      <text:p text:style-name="Text_20_body"/>
      <text:h text:style-name="Heading_20_2" text:outline-level="2">Interpreter</text:h>
      <text:p text:style-name="Text_20_body"/>
      <text:h text:style-name="Heading_20_1" text:outline-level="1">Menüstruktur</text:h>
      <text:p text:style-name="Text_20_body"/>
      <text:h text:style-name="Heading_20_1" text:outline-level="1">Grobes Maskenlayout</text:h>
      <text:p text:style-name="Text_20_body"/>
      <text:h text:style-name="Heading_20_1" text:outline-level="1">Schnittstellen</text:h>
      <text:p text:style-name="Text_20_body"/>
      <text:h text:style-name="Heading_20_1" text:outline-level="1">Mengengerüste</text:h>
      <text:p text:style-name="Text_20_body"/>
      <text:h text:style-name="Heading_20_1" text:outline-level="1">Zeitgerüste</text:h>
      <text:p text:style-name="Text_20_body">Hier wird der Projektablauf mit seinen Meilensteinen (Zeitpunkte im Projekt, an denen eine definiertes Ergebnis vorliegen muss) behandelt.</text:p>
      <text:p text:style-name="Text_20_body">Da das Brainfuck Studio für die Projektmitglieder das erste professionelle Projekt ist, sind kleine, wie grobe Abweichungen dieses Planes möglich.</text:p>
      <text:p text:style-name="Text_20_body"/>
      <table:table table:name="Tabelle1" table:style-name="Tabelle1">
        <table:table-column table:style-name="Tabelle1.A"/>
        <table:table-column table:style-name="Tabelle1.B"/>
        <table:table-header-rows>
          <table:table-row>
            <table:table-cell table:style-name="Tabelle1.A1" office:value-type="string">
              <text:p text:style-name="P15">Meilenstein</text:p>
            </table:table-cell>
            <table:table-cell table:style-name="Tabelle1.B1" office:value-type="string">
              <text:p text:style-name="P15">Datum</text:p>
            </table:table-cell>
          </table:table-row>
        </table:table-header-rows>
        <table:table-row>
          <table:table-cell table:style-name="Tabelle1.A2" office:value-type="string">
            <text:p text:style-name="P16">Grobkonzept</text:p>
          </table:table-cell>
          <table:table-cell table:style-name="Tabelle1.B2" office:value-type="string">
            <text:p text:style-name="Table_20_Contents">22. Dezember 2005</text:p>
          </table:table-cell>
        </table:table-row>
        <table:table-row>
          <table:table-cell table:style-name="Tabelle1.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elle1.A2" office:value-type="string">
            <text:p text:style-name="P17"><text:bookmark text:name="task11"/>Feinkonzept</text:p>
          </table:table-cell>
          <table:table-cell table:style-name="Tabelle1.B2" office:value-type="string">
            <text:p text:style-name="Table_20_Contents">22. Februar 2006</text:p>
          </table:table-cell>
        </table:table-row>
        <table:table-row>
          <table:table-cell table:style-name="Tabelle1.B2" table:number-columns-spanned="2" office:value-type="string">
            <text:p text:style-name="Table_20_Contents">Das Feinkonzept ist eine sehr detailierte Version des Grobkonzeptes und die letzte Planungsstufe vor der Implementierung.</text:p>
          </table:table-cell>
          <table:covered-table-cell/>
        </table:table-row>
        <table:table-row>
          <table:table-cell table:style-name="Tabelle1.A2" office:value-type="string">
            <text:p text:style-name="P17"><text:bookmark text:name="task14"/>Beta Version der BFLib</text:p>
          </table:table-cell>
          <table:table-cell table:style-name="Tabelle1.B2" office:value-type="string">
            <text:p text:style-name="Table_20_Contents">29. März 2006</text:p>
          </table:table-cell>
        </table:table-row>
        <table:table-row>
          <table:table-cell table:style-name="Tabelle1.B2" table:number-columns-spanned="2" office:value-type="string">
            <text:p text:style-name="Table_20_Contents"/>
          </table:table-cell>
          <table:covered-table-cell/>
        </table:table-row>
        <table:table-row>
          <table:table-cell table:style-name="Tabelle1.A2" office:value-type="string">
            <text:p text:style-name="P17"><text:bookmark text:name="task16"/>Beta Version der GUI</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
          </table:table-cell>
          <table:covered-table-cell/>
        </table:table-row>
        <table:table-row>
          <table:table-cell table:style-name="Tabelle1.A2" office:value-type="string">
            <text:p text:style-name="P17"><text:bookmark text:name="task18"/>Beta Version der Entwicklungswerkzeuge</text:p>
          </table:table-cell>
          <table:table-cell table:style-name="Tabelle1.B2" office:value-type="string">
            <text:p text:style-name="Table_20_Contents">19. April 2006</text:p>
          </table:table-cell>
        </table:table-row>
        <table:table-row>
          <table:table-cell table:style-name="Tabelle1.B2" table:number-columns-spanned="2" office:value-type="string">
            <text:p text:style-name="Table_20_Contents"/>
          </table:table-cell>
          <table:covered-table-cell/>
        </table:table-row>
        <table:table-row>
          <table:table-cell table:style-name="Tabelle1.A2" office:value-type="string">
            <text:p text:style-name="P17"><text:bookmark text:name="task19"/>Beta Version des Brainfuck Studio</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
          </table:table-cell>
          <table:covered-table-cell/>
        </table:table-row>
        <table:table-row>
          <table:table-cell table:style-name="Tabelle1.A2" office:value-type="string">
            <text:p text:style-name="P17">Abschluss der Testphase</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ie Testphase wird in eine Alpha- bzw. Beta-Phase unterteilt. In dieser Zeit wird das Brainfuck Studio höchst möglich optimiert und mit einer Fehlerfreien (ev. noch nicht mit allen Feinheiten ausgestattet) Version abgeschlossen.</text:p>
          </table:table-cell>
          <table:covered-table-cell/>
        </table:table-row>
        <table:table-row>
          <table:table-cell table:style-name="Tabelle1.A2" office:value-type="string">
            <text:p text:style-name="P17"><text:bookmark text:name="task25"/>Projektabschluss</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as fertigen Brainfuck Studios wird der Klasse präsentiert und somit das Projekt abgeschlossen.</text:p>
          </table:table-cell>
          <table:covered-table-cell/>
        </table:table-row>
      </table:table>
      <text:p text:style-name="Text_20_body"/>
      <text:h text:style-name="Heading_20_1" text:outline-level="1">Programmierrichtlinie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Table" style:family="table">
      <style:table-properties style:width="17.004cm" fo:margin-left="0cm" fo:margin-right="-0.005cm" table:align="margins"/>
    </style:style>
    <style:style style:name="HeaderTable.A" style:family="table-column">
      <style:table-column-properties style:column-width="14.042cm" style:rel-column-width="54120*"/>
    </style:style>
    <style:style style:name="HeaderTable.B" style:family="table-column">
      <style:table-column-properties style:column-width="2.962cm" style:rel-column-width="11415*"/>
    </style:style>
    <style:style style:name="HeaderTable.A1" style:family="table-cell">
      <style:table-cell-properties fo:padding="0cm"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cm" svg:y="0cm" svg:width="8.303cm" svg:height="1.154cm" draw:z-index="7"><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14T12:13:20.95" text:fixed="true">14.12.05</text:date><text:tab/><text:tab/>Seite <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David Christa</meta:initial-creator>
    <meta:creation-date>2005-12-16T13:36:59</meta:creation-date>
    <dc:date>2005-12-20T15:29:21</dc:date>
    <dc:language>de-DE</dc:language>
    <meta:editing-cycles>28</meta:editing-cycles>
    <meta:editing-duration>PT7H13M48S</meta:editing-duration>
    <meta:user-defined meta:name="Info 1"/>
    <meta:user-defined meta:name="Info 2"/>
    <meta:user-defined meta:name="Info 3"/>
    <meta:user-defined meta:name="Info 4"/>
    <meta:document-statistic meta:table-count="3" meta:image-count="1" meta:object-count="0" meta:page-count="8" meta:paragraph-count="135" meta:word-count="1090" meta:character-count="7985"/>
  </office:meta>
</office:document-meta>
</file>